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cc00" style:rotation-align="none"/>
    </style:style>
    <style:style style:name="ce4" style:family="table-cell" style:parent-style-name="Default" style:data-style-name="N125">
      <style:table-cell-properties style:rotation-align="none"/>
    </style:style>
    <style:style style:name="ce5" style:family="table-cell" style:parent-style-name="Default" style:data-style-name="N127">
      <style:table-cell-properties style:rotation-align="none"/>
    </style:style>
    <style:style style:name="ce6" style:family="table-cell" style:parent-style-name="Default" style:data-style-name="N126">
      <style:table-cell-properties style:rotation-align="none"/>
    </style:style>
    <style:style style:name="ce7" style:family="table-cell" style:parent-style-name="Default" style:data-style-name="N126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ulzBot Mini Modular Print Bed Heater</text:p>
          </table:table-cell>
          <table:table-cell table:style-name="ce2"/>
          <table:table-cell table:style-name="ce2" office:value-type="string" calcext:value-type="string">
            <text:p>KT-HB0011</text:p>
          </table:table-cell>
          <table:table-cell table:style-name="ce2" office:value-type="string" calcext:value-type="string">
            <text:p>LulzBot Mini Modular Print Bed Hea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HB0002</text:p>
          </table:table-cell>
          <table:table-cell office:value-type="string" calcext:value-type="string">
            <text:p>[AS-HB0002] Mini Modular Print Bed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74</text:p>
          </table:table-cell>
          <table:table-cell office:value-type="string" calcext:value-type="string">
            <text:p>[SH-BX0074] Mini Heat Bed: 12-1/8 x 12-1/8 x 1/2 44ECT B Brown Die Cut One Piece F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64" calcext:value-type="currency">
            <text:p>0.64 USD/PCE</text:p>
          </table:table-cell>
          <table:table-cell table:style-name="ce6" office:value-type="currency" office:currency="USD" office:value="0.64" calcext:value-type="currency">
            <text:p>0.6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A0047</text:p>
          </table:table-cell>
          <table:table-cell office:value-type="string" calcext:value-type="string">
            <text:p>[SH-PA0047] Mini Heat Bed: 16 x 16 Die Cut Pad (inser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4" office:value-type="currency" office:currency="USD/PCE" office:value="0.64" calcext:value-type="currency">
            <text:p>0.64 USD/PCE</text:p>
          </table:table-cell>
          <table:table-cell table:style-name="ce6" office:value-type="currency" office:currency="USD" office:value="0.64" calcext:value-type="currency">
            <text:p>0.6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1</text:p>
          </table:table-cell>
          <table:table-cell office:value-type="string" calcext:value-type="string">
            <text:p>[AS-PK0021] Mini Modular Bed Corners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296</text:p>
          </table:table-cell>
          <table:table-cell office:value-type="string" calcext:value-type="string">
            <text:p>[PP-GP0296] Flexy Bed Corner for Mini 2 part bed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5" office:value-type="currency" office:currency="USD/g" office:value="0.045881333321863" calcext:value-type="currency">
            <text:p>0.05 USD/g</text:p>
          </table:table-cell>
          <table:table-cell table:style-name="ce6" office:value-type="currency" office:currency="USD" office:value="0.100938933308099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87</text:p>
          </table:table-cell>
          <table:table-cell office:value-type="string" calcext:value-type="string">
            <text:p>[HD-MS0287] Metric 18-8 Stainless Steel Unthreaded Spacer, 8mm OD, 10mm Length,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25-04326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1.15" calcext:value-type="currency">
            <text:p>1.15 USD/PCE</text:p>
          </table:table-cell>
          <table:table-cell table:style-name="ce6" office:value-type="currency" office:currency="USD" office:value="4.6" calcext:value-type="currency">
            <text:p>4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2</text:p>
          </table:table-cell>
          <table:table-cell office:value-type="string" calcext:value-type="string">
            <text:p>[HD-BT0082] Metric 18-8 SS Flat Head Socket Cap Screw M3 Size, 16mm Length, 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M42510016A20000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0651" calcext:value-type="currency">
            <text:p>0.07 USD/PCE</text:p>
          </table:table-cell>
          <table:table-cell table:style-name="ce6" office:value-type="currency" office:currency="USD" office:value="0.260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02</text:p>
          </table:table-cell>
          <table:table-cell office:value-type="string" calcext:value-type="string">
            <text:p>[SH-PG0002] 3 x 4" 2 Mil Reclosable Polypropylene Ba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1292</text:p>
          </table:table-cell>
          <table:table-cell office:value-type="string" calcext:value-type="string">
            <text:p>Uline</text:p>
          </table:table-cell>
          <table:table-cell office:value-type="string" calcext:value-type="string">
            <text:p>S-1292</text:p>
          </table:table-cell>
          <table:table-cell office:value-type="string" calcext:value-type="string">
            <text:p>pkg, 1000</text:p>
          </table:table-cell>
          <table:table-cell table:style-name="ce4" office:value-type="currency" office:currency="USD/PCE" office:value="0.017" calcext:value-type="currency">
            <text:p>0.02 USD/PCE</text:p>
          </table:table-cell>
          <table:table-cell table:style-name="ce6" office:value-type="currency" office:currency="USD" office:value="0.034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297</text:p>
          </table:table-cell>
          <table:table-cell office:value-type="string" calcext:value-type="string">
            <text:p>[PP-GP0297] Mini 1.00-1.03 Flexy Bed Corners, 2pc bed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433</text:p>
          </table:table-cell>
          <table:table-cell office:value-type="string" calcext:value-type="string">
            <text:p>[HD-MS0433] Aluminum Unthreaded Spacer, 4.5 mm OD, 10 mm Length, for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4669A105</text:p>
          </table:table-cell>
          <table:table-cell office:value-type="string" calcext:value-type="string">
            <text:p>PCE</text:p>
          </table:table-cell>
          <table:table-cell table:style-name="ce4" office:value-type="currency" office:currency="USD/PCE" office:value="0.35" calcext:value-type="currency">
            <text:p>0.35 USD/PCE</text:p>
          </table:table-cell>
          <table:table-cell table:style-name="ce6" office:value-type="currency" office:currency="USD" office:value="1.4" calcext:value-type="currency">
            <text:p>1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03</text:p>
          </table:table-cell>
          <table:table-cell office:value-type="string" calcext:value-type="string">
            <text:p>[SH-PG0003] 4 x 6" 2 Mil Reclosable Polypropylene Bags 1,000/ca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294</text:p>
          </table:table-cell>
          <table:table-cell office:value-type="string" calcext:value-type="string">
            <text:p>Pkg 1000</text:p>
          </table:table-cell>
          <table:table-cell table:style-name="ce4" office:value-type="currency" office:currency="USD/PCE" office:value="0.021" calcext:value-type="currency">
            <text:p>0.02 USD/PCE</text:p>
          </table:table-cell>
          <table:table-cell table:style-name="ce6" office:value-type="currency" office:currency="USD" office:value="0.021" calcext:value-type="currency">
            <text:p>0.02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7" office:value-type="currency" office:currency="USD" office:value="7.6963389333081" calcext:value-type="currency">
            <text:p>7.70 USD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27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9.0</dc:description>
    <meta:creation-date>2017-08-25T16:09:00</meta:creation-date>
    <dc:date>2017-08-25T16:09:00</dc:date>
    <meta:generator>LibreOffice/5.2.7.2$Linux_X86_64 LibreOffice_project/20m0$Build-2</meta:generator>
    <meta:document-statistic meta:table-count="1" meta:cell-count="1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